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22" style:family="table-cell" style:parent-style-name="Default">
      <style:table-cell-properties fo:background-color="#b4c7dc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32" style:family="table-cell" style:parent-style-name="Default">
      <style:table-cell-properties fo:background-color="#afd095"/>
    </style:style>
    <style:style style:name="ce33" style:family="table-cell" style:parent-style-name="Default">
      <style:table-cell-properties fo:background-color="#afd095"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8"/>
        <table:table-column table:style-name="co3" table:number-columns-repeated="3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table:style-name="ce18"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office:value-type="string" calcext:value-type="string">
            <text:p>All in All You’re Just ’Nother ₧ in the Wall</text:p>
          </table:table-cell>
          <table:table-cell table:style-name="ce18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8"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table:style-name="ce18"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table:style-name="ce18"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table:style-name="ce18" office:value-type="string" calcext:value-type="string">
            <text:p>Misty Mountain Hop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Lunacy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Muertoween</text:p>
          </table:table-cell>
          <table:table-cell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Soupy 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22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1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ce32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1"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1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1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33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Default" office:value-type="string" calcext:value-type="string">
            <text:p>¡Holy Moses!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1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1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table:style-name="ce17" office:value-type="string" calcext:value-type="string">
            <text:p>Hier Kommt die Sonne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1"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33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1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1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…&amp; Then You Die, That’s Why We Get High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1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1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 office:value-type="string" calcext:value-type="string">
            <text:p>Junkyard</text:p>
          </table:table-cell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table:style-name="ce11"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2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table:style-name="ce11"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4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8">00/00/0000</text:date>, <text:time style:data-style-name="N2" text:time-value="16:38:45.1009492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7-18T16:39:18.062165657</dc:date>
    <meta:editing-duration>P18DT18H31M24S</meta:editing-duration>
    <meta:editing-cycles>379</meta:editing-cycles>
    <meta:generator>LibreOffice/6.4.7.2$Linux_X86_64 LibreOffice_project/40$Build-2</meta:generator>
    <meta:document-statistic meta:table-count="2" meta:cell-count="225" meta:object-count="0"/>
  </office:meta>
</office:document-meta>
</file>